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4.646cm" fo:min-width="5.896cm" fo:padding-top="0.177cm" fo:padding-bottom="0.177cm" fo:padding-left="0.302cm" fo:padding-right="0.302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7pt" style:font-size-asian="8pt" style:font-size-complex="8pt"/>
    </style:style>
    <style:style style:name="T4" style:family="text">
      <style:text-properties style:font-name="DejaVu Sans Mono" fo:font-size="7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4" draw:layer="layout" svg:width="6.5cm" svg:height="5cm" svg:x="3cm" svg:y="4cm">
          <text:p text:style-name="P1"><text:span text:style-name="T1">WiFi NSI – Salle 247</text:span></text:p>
          <text:p text:style-name="P2"><text:span text:style-name="T2"/></text:p>
          <text:p text:style-name="P3"><text:span text:style-name="T3">SSID <text:s text:c="8"/>: NSI</text:span></text:p>
          <text:p text:style-name="P3"><text:span text:style-name="T3">Mot de passe : nsimechain</text:span></text:p>
          <text:p text:style-name="P3"><text:span text:style-name="T3">Réseau <text:s text:c="6"/>: 192.168.247.0/27</text:span></text:p>
          <text:p text:style-name="P3"><text:span text:style-name="T3">Masque  <text:s text:c="5"/>: 255.255.255.224</text:span></text:p>
          <text:p text:style-name="P3"><text:span text:style-name="T3">Passerelle <text:s text:c="2"/>: 192.168.247.1</text:span></text:p>
          <text:p text:style-name="P3"><text:span text:style-name="T3">Broadcast  <text:s text:c="2"/>: 192.168.247.31</text:span></text:p>
          <text:p text:style-name="P3"><text:span text:style-name="T3">DHCP start <text:s text:c="2"/>: 192.168.247.2</text:span></text:p>
          <text:p text:style-name="P3"><text:span text:style-name="T4">DHCP end  <text:s text:c="3"/>: 192.168.247.3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4:40:29.452626895</meta:creation-date>
    <dc:date>2025-06-18T21:33:38.288880049</dc:date>
    <meta:editing-duration>PT5M45S</meta:editing-duration>
    <meta:editing-cycles>2</meta:editing-cycles>
    <meta:generator>LibreOffice/24.2.7.2$Linux_X86_64 LibreOffice_project/420$Build-2</meta:generator>
    <meta:document-statistic meta:object-count="1"/>
  </office:meta>
</office:document-meta>
</file>